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<text:s text:c="1"/>PROVERBS 28</text:span><text:span text:style-name="a449" text:class-names=""/></text:p>
          </draw:text-box>
          <svg:title/>
          <svg:desc/>
        </draw:frame>
        <draw:frame draw:id="id85" presentation:style-name="a467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A STABLE GOVERNMENT (28:1-2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A POURING RAIN (28: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NTEGRITY (28:4-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BLESSINGS OF THE GODLY, THE PLIGHT OF THE GODLESS (28:10-15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86" presentation:style-name="a483" draw:name="Text Placeholder 3" svg:x="6.16319in" svg:y="2in" svg:width="4.61632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THE RISE OF THE JUST, THE FALL OF THE UNJUST (28:16-20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PARTIALITY AND PUNISHMENT (28:21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BEING CRITICAL (28:22-24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GREED AND GENEROSITY (28:25-28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PROVERBS 28</dc:title>
    <meta:initial-creator>David STRICKLAND</meta:initial-creator>
    <dc:creator>David STRICKLAND</dc:creator>
    <meta:creation-date>2020-02-22T19:31:55Z</meta:creation-date>
    <dc:date>2020-02-22T19:31:55Z</dc:date>
    <meta:template xlink:href="BibleStudy" xlink:type="simple"/>
    <meta:editing-cycles>1</meta:editing-cycles>
    <meta:editing-duration>PT0S</meta:editing-duration>
    <meta:document-statistic meta:paragraph-count="9" meta:word-count="72"/>
  </office:meta>
</office:document-meta>
</file>